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ino 1.5.0</text:p>
      <text:p text:style-name="P1"/>
      <text:p text:style-name="P1">L'Arduino in questa versione presenta più stabilità nel seguire la linea nera <text:s/>e curva in modo più efficiente nelle curve strette rispetto alla versione precedente (1.0.0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4T15:37:18.66</meta:creation-date>
    <dc:date>2019-05-28T13:34:10</dc:date>
    <meta:editing-duration>PT6M7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2" meta:word-count="28" meta:character-count="186"/>
  </office:meta>
</office:document-meta>
</file>